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7mm"/>
    </style:style>
    <style:style style:name="co2" style:family="table-column">
      <style:table-column-properties fo:break-before="auto" style:column-width="37.09mm"/>
    </style:style>
    <style:style style:name="co3" style:family="table-column">
      <style:table-column-properties fo:break-before="auto" style:column-width="9.17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7.53mm"/>
    </style:style>
    <style:style style:name="co6" style:family="table-column">
      <style:table-column-properties fo:break-before="auto" style:column-width="101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99ff99" style:text-align-source="fix" style:repeat-content="false" style:rotation-angle="0" style:rotation-align="bottom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ngle="47" style:rotation-align="bottom"/>
    </style:style>
    <style:style style:name="ce7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9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11" style:family="table-cell" style:parent-style-name="Default">
      <style:text-properties fo:color="#aea79f" fo:font-weight="normal" style:font-weight-asian="normal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1st Merge" table:style-name="ta1" table:print="false"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"/>
          <table:covered-table-cell table:number-columns-repeated="2" table:style-name="ce6"/>
          <table:table-cell/>
        </table:table-row>
        <table:table-row table:style-name="ro2"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  <table:table-cell table:style-name="ce2" office:value-type="string" calcext:value-type="string">
            <text:p>playCounter</text:p>
          </table:table-cell>
          <table:table-cell table:style-name="ce2" office:value-type="string" calcext:value-type="string">
            <text:p>rating</text:p>
          </table:table-cell>
          <table:table-cell table:style-name="ce6" office:value-type="string" calcext:value-type="string">
            <text:p>addedDate</text:p>
          </table:table-cell>
          <table:table-cell table:style-name="ce6" office:value-type="string" calcext:value-type="string">
            <text:p>lastPlayed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2017-03-06 20:38:2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2015-04-26 11:10:53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 table:style-name="ce12"/>
          <table:table-cell table:style-name="ce1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11" office:value-type="string" calcext:value-type="string">
            <text:p>1970-01-01 00:00:00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9" office:value-type="string" calcext:value-type="string">
            <text:p>1970-01-01 00:00:00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8" office:value-type="string" calcext:value-type="string">
            <text:p>2015-04-26 11:10:53</text:p>
          </table:table-cell>
          <table:table-cell table:style-name="ce10" office:value-type="string" calcext:value-type="string">
            <text:p>2012-11-15 15:15:15</text:p>
          </table:table-cell>
          <table:table-cell table:style-name="ce15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covered-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 table:style-name="ce10" office:value-type="string" calcext:value-type="string">
            <text:p>2012-11-15 15:15:15</text:p>
          </table:table-cell>
          <table:table-cell table:style-name="ce12"/>
          <table:table-cell table:style-name="ce3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2017-03-06 20:38:2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2012-11-15 15:15:15</text:p>
          </table:table-cell>
          <table:table-cell table:style-name="ce7" office:value-type="string" calcext:value-type="string">
            <text:p>2017-03-06 20:38:2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2nd Merge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Guayadeque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JaMuz</text:p>
          </table:table-cell>
          <table:covered-table-cell table:style-name="ce2"/>
          <table:covered-table-cell table:number-columns-repeated="2" table:style-name="ce6"/>
          <table:table-cell/>
          <table:table-cell table:style-name="ce1" office:value-type="string" calcext:value-type="string" table:number-columns-spanned="4" table:number-rows-spanned="1">
            <text:p>New</text:p>
          </table:table-cell>
          <table:covered-table-cell table:style-name="ce2"/>
          <table:covered-table-cell table:number-columns-repeated="2" table:style-name="ce6"/>
          <table:table-cell/>
        </table:table-row>
        <table:table-row table:style-name="ro2">
          <table:table-cell table:style-name="ce16" office:value-type="string" calcext:value-type="string">
            <text:p>Previous</text:p>
            <text:p/>
          </table:table-cell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24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24"/>
          <table:table-cell table:style-name="ce18" office:value-type="string" calcext:value-type="string">
            <text:p>playCounter</text:p>
          </table:table-cell>
          <table:table-cell table:style-name="ce18" office:value-type="string" calcext:value-type="string">
            <text:p>rating</text:p>
          </table:table-cell>
          <table:table-cell table:style-name="ce22" office:value-type="string" calcext:value-type="string">
            <text:p>addedDate</text:p>
          </table:table-cell>
          <table:table-cell table:style-name="ce22" office:value-type="string" calcext:value-type="string">
            <text:p>lastPlayed</text:p>
          </table:table-cell>
          <table:table-cell table:style-name="ce24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style-name="ce25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5-04-26 11:10:53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25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4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4"/>
          <table:table-cell table:style-name="ce19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4"/>
        </table:table-row>
        <table:table-row table:style-name="ro3"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4" office:value-type="string" calcext:value-type="string">
            <text:p>1970-01-01 00:00:00</text:p>
          </table:table-cell>
          <table:table-cell table:style-name="ce24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4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4"/>
          <table:table-cell table:style-name="ce25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string" calcext:value-type="string">
            <text:p>2015-04-26 11:10:53</text:p>
          </table:table-cell>
          <table:table-cell table:style-name="ce23" office:value-type="string" calcext:value-type="string">
            <text:p>2012-11-15 15:15:15</text:p>
          </table:table-cell>
          <table:table-cell table:style-name="ce26" office:value-type="string" calcext:value-type="string" table:number-columns-spanned="1" table:number-rows-spanned="2">
            <text:p>If Rating are different (&amp; &gt;0), stat source rating is chosen</text:p>
            <text:p>As not setting RatingModifDate in test =&gt; test TODO</text:p>
          </table:table-cell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21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covered-table-cell table:style-name="ce24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string" calcext:value-type="string">
            <text:p>2012-11-15 15:15:15</text:p>
          </table:table-cell>
          <table:table-cell table:style-name="ce23" office:value-type="string" calcext:value-type="string">
            <text:p>2017-03-06 20:38:2</text:p>
          </table:table-cell>
          <table:table-cell table:style-name="ce24"/>
        </table:table-row>
        <table:table-row table:style-name="ro3">
          <table:table-cell table:number-columns-repeated="2"/>
          <table:table-cell table:style-name="Default"/>
          <table:table-cell table:number-columns-repeated="13"/>
        </table:table-row>
        <table:table-row table:style-name="ro3" table:number-rows-repeated="1048562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34:12.77685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7-03-05T23:00:44.424881886</meta:creation-date>
    <dc:date>2017-03-06T22:01:12.632766151</dc:date>
    <dc:creator>Raphael </dc:creator>
    <meta:editing-duration>PT1H29M16S</meta:editing-duration>
    <meta:editing-cycles>33</meta:editing-cycles>
    <meta:generator>LibreOffice/5.0.3.2$Linux_X86_64 LibreOffice_project/00m0$Build-2</meta:generator>
    <meta:document-statistic meta:table-count="2" meta:cell-count="283" meta:object-count="0"/>
  </office:meta>
</office:document-meta>
</file>